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class">
      <style:graphic-properties draw:fill="solid" draw:fill-color="#00dcff" draw:auto-grow-height="false"/>
    </style:style>
    <style:style style:name="gr2" style:family="graphic" style:parent-style-name="class">
      <style:graphic-properties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7.5cm"/>
    </style:style>
    <style:style style:name="gr4" style:family="graphic" style:parent-style-name="class">
      <style:graphic-properties draw:fill="solid" draw:fill-color="#00dcff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class">
      <style:graphic-properties draw:fill="solid" draw:fill-color="#23ff23" draw:auto-grow-height="false"/>
    </style:style>
    <style:style style:name="gr7" style:family="graphic" style:parent-style-name="class">
      <style:graphic-properties draw:fill="solid" draw:fill-color="#23ff23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horndale AMT'" style:font-family-generic="roma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family="'Thorndale AMT'" style:font-family-generic="roman" style:font-pitch="variable" fo:font-size="18pt"/>
    </style:style>
    <style:style style:name="T1" style:family="text">
      <style:text-properties fo:font-family="'Thorndale AMT'" style:font-family-generic="roman" style:font-pitch="variable" fo:font-weight="bold" style:font-weight-asian="bold" style:font-weight-complex="bold"/>
    </style:style>
    <style:style style:name="T2" style:family="text">
      <style:text-properties fo:font-family="'Thorndale AMT'" style:font-family-generic="roman" style:font-pitch="variable"/>
    </style:style>
    <style:style style:name="T3" style:family="text">
      <style:text-properties fo:font-size="18pt"/>
    </style:style>
    <style:style style:name="T4" style:family="text">
      <style:text-properties fo:font-family="'Thorndale AMT'" style:font-family-generic="roman" style:font-pitch="variable" fo:font-size="18pt" fo:font-weight="bold" style:font-weight-asian="bold" style:font-weight-complex="bold"/>
    </style:style>
    <style:style style:name="T5" style:family="text">
      <style:text-properties fo:font-family="'Thorndale AMT'" style:font-family-generic="roman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3" draw:layer="layout" svg:width="3.809cm" svg:height="0.763cm" svg:x="6.77cm" svg:y="5.2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" draw:layer="layout" svg:width="3.5cm" svg:height="1cm" svg:x="12.079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5" draw:layer="layout" svg:width="3.5cm" svg:height="0.863cm" svg:x="2.179cm" svg:y="8.8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cm" svg:height="0.763cm" svg:x="7.679cm" svg:y="8.537cm">
          <text:p text:style-name="P1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0.763cm" svg:x="1.5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cm" svg:height="1cm" svg:x="2.679cm" svg:y="2.8cm">
          <draw:text-box>
            <text:p text:style-name="P1"><text:span text:style-name="T2">Base classes</text:span></text:p>
          </draw:text-box>
        </draw:frame>
        <draw:custom-shape draw:style-name="gr1" draw:text-style-name="P1" draw:id="id1" draw:layer="layout" svg:width="2.9cm" svg:height="1cm" svg:x="12.179cm" svg:y="11.5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2" draw:id="id4" draw:layer="layout" svg:width="3.809cm" svg:height="0.763cm" svg:x="19.77cm" svg:y="2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629cm" svg:y1="11.5cm" svg:x2="13.829cm" svg:y2="4.5cm" draw:start-shape="id1" draw:start-glue-point="0" draw:end-shape="id2" svg:d="m13629 11500v-3500h200v-3500">
          <text:p/>
        </draw:connector>
        <draw:connector draw:style-name="gr5" draw:text-style-name="P3" draw:layer="layout" svg:x1="10.579cm" svg:y1="5.618cm" svg:x2="13.829cm" svg:y2="4.5cm" draw:start-shape="id3" draw:end-shape="id2" draw:end-glue-point="2" svg:d="m10579 5618h3250v-1118">
          <text:p/>
        </draw:connector>
        <draw:connector draw:style-name="gr5" draw:text-style-name="P3" draw:layer="layout" draw:line-skew="-0.095cm" svg:x1="19.77cm" svg:y1="2.381cm" svg:x2="15.579cm" svg:y2="4cm" draw:start-shape="id4" draw:end-shape="id2" draw:end-glue-point="1" svg:d="m19770 2381h-2191v1619h-2000">
          <text:p/>
        </draw:connector>
        <draw:connector draw:style-name="gr5" draw:text-style-name="P3" draw:layer="layout" svg:x1="3.929cm" svg:y1="8.8cm" svg:x2="8.674cm" svg:y2="6cm" draw:start-shape="id5" draw:start-glue-point="0" draw:end-shape="id3" draw:end-glue-point="2" svg:d="m3929 8800v-1401h4745v-1399">
          <text:p/>
        </draw:connector>
        <draw:connector draw:style-name="gr5" draw:text-style-name="P3" draw:layer="layout" svg:x1="9.179cm" svg:y1="8.537cm" svg:x2="8.674cm" svg:y2="6cm" draw:start-shape="id6" draw:start-glue-point="0" draw:end-shape="id3" draw:end-glue-point="2" svg:d="m9179 8537v-1269h-505v-1268">
          <text:p/>
        </draw:connector>
        <draw:custom-shape draw:style-name="gr2" draw:id="id7" draw:layer="layout" svg:width="2.5cm" svg:height="0.763cm" svg:x="22.879cm" svg:y="15.4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29cm" svg:y1="15.4cm" svg:x2="13.629cm" svg:y2="12.5cm" draw:start-shape="id7" draw:end-shape="id1" draw:end-glue-point="2" svg:d="m24129 15400v-1450h-10500v-1450">
          <text:p/>
        </draw:connector>
        <draw:custom-shape draw:style-name="gr1" draw:text-style-name="P1" draw:id="id8" draw:layer="layout" svg:width="3cm" svg:height="0.8cm" svg:x="9.979cm" svg:y="15.4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1.479cm" svg:y1="15.4cm" svg:x2="13.629cm" svg:y2="12.5cm" draw:start-shape="id8" draw:start-glue-point="0" draw:end-shape="id1" draw:end-glue-point="2" svg:d="m11479 15400v-1450h2150v-1450">
          <text:p/>
        </draw:connector>
        <draw:custom-shape draw:style-name="gr2" draw:id="id9" draw:layer="layout" svg:width="2.5cm" svg:height="0.763cm" svg:x="5.279cm" svg:y="18.6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529cm" svg:y1="18.637cm" svg:x2="11.479cm" svg:y2="16.2cm" draw:start-shape="id9" draw:end-shape="id8" draw:end-glue-point="2" svg:d="m6529 18637v-1219h4950v-1218">
          <text:p/>
        </draw:connector>
        <draw:custom-shape draw:style-name="gr2" draw:id="id10" draw:layer="layout" svg:width="2.5cm" svg:height="0.763cm" svg:x="8.779cm" svg:y="18.6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11" draw:layer="layout" svg:width="2.5cm" svg:height="0.763cm" svg:x="16.079cm" svg:y="18.7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029cm" svg:y1="18.637cm" svg:x2="11.479cm" svg:y2="16.2cm" draw:start-shape="id10" draw:start-glue-point="0" draw:end-shape="id8" draw:end-glue-point="2" svg:d="m10029 18637v-1219h1450v-1218">
          <text:p/>
        </draw:connector>
        <draw:connector draw:style-name="gr5" draw:text-style-name="P3" draw:layer="layout" svg:x1="17.329cm" svg:y1="18.737cm" svg:x2="11.479cm" svg:y2="16.2cm" draw:start-shape="id11" draw:start-glue-point="0" draw:end-shape="id8" draw:end-glue-point="2" svg:d="m17329 18737v-1269h-5850v-1268">
          <text:p/>
        </draw:connector>
        <draw:custom-shape draw:style-name="gr2" draw:text-style-name="P1" draw:id="id12" draw:layer="layout" svg:width="3.809cm" svg:height="1cm" svg:x="4.27cm" svg:y="11.5cm">
          <text:p text:style-name="P1">ShortNew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079cm" svg:y1="12cm" svg:x2="12.179cm" svg:y2="12cm" draw:start-shape="id12" draw:end-shape="id1" draw:end-glue-point="3" svg:d="m8079 12000h4100">
          <text:p/>
        </draw:connector>
        <draw:custom-shape draw:style-name="gr2" draw:text-style-name="P1" draw:id="id13" draw:layer="layout" svg:width="3.5cm" svg:height="0.763cm" svg:x="17.979cm" svg:y="15.437cm"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9.729cm" svg:y1="15.437cm" svg:x2="13.629cm" svg:y2="12.5cm" draw:start-shape="id13" draw:end-shape="id1" draw:end-glue-point="2" svg:d="m19729 15437v-1469h-6100v-1468">
          <text:p/>
        </draw:connector>
        <draw:custom-shape draw:style-name="gr2" draw:id="id14" draw:layer="layout" svg:width="2.5cm" svg:height="0.763cm" svg:x="12.279cm" svg:y="18.7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29cm" svg:y1="18.737cm" svg:x2="11.479cm" svg:y2="16.2cm" draw:start-shape="id14" draw:start-glue-point="0" draw:end-shape="id8" draw:end-glue-point="2" svg:d="m13529 18737v-1269h-2050v-1268">
          <text:p/>
        </draw:connector>
        <draw:custom-shape draw:style-name="gr6" draw:text-style-name="P1" draw:layer="layout" svg:width="1cm" svg:height="0.763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15" draw:layer="layout" svg:width="3.809cm" svg:height="0.763cm" svg:x="20.27cm" svg:y="5cm">
          <text:p text:style-name="P1">Transl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345cm" svg:x1="20.27cm" svg:y1="5.381cm" svg:x2="15.579cm" svg:y2="4cm" draw:start-shape="id15" draw:start-glue-point="3" draw:end-shape="id2" draw:end-glue-point="1" svg:d="m20270 5381h-2691v-1381h-2000">
          <text:p/>
        </draw:connector>
        <draw:custom-shape draw:style-name="gr2" draw:text-style-name="P1" draw:id="id16" draw:layer="layout" svg:width="3.809cm" svg:height="1cm" svg:x="20.27cm" svg:y="3.5cm">
          <text:p text:style-name="P1">Card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svg:x1="20.27cm" svg:y1="4cm" svg:x2="15.58cm" svg:y2="4.001cm" draw:start-shape="id16" draw:start-glue-point="3" svg:d="m20270 4000h-2595v1h-2095">
          <text:p/>
        </draw:connector>
        <draw:custom-shape draw:style-name="gr2" draw:text-style-name="P1" draw:id="id17" draw:layer="layout" svg:width="4.5cm" svg:height="1cm" svg:x="21.179cm" svg:y="10.6cm">
          <text:p text:style-name="P1">MailMess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1.179cm" svg:y1="11.1cm" svg:x2="15.079cm" svg:y2="12cm" draw:start-shape="id17" draw:end-shape="id1" draw:end-glue-point="1" svg:d="m21179 11100h-3050v900h-3050">
          <text:p/>
        </draw:connector>
        <draw:custom-shape draw:style-name="gr2" draw:text-style-name="P1" draw:id="id18" draw:layer="layout" svg:width="4.5cm" svg:height="1cm" svg:x="21.179cm" svg:y="12.1cm">
          <text:p text:style-name="P1">MailTempl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1.179cm" svg:y1="12.6cm" svg:x2="15.079cm" svg:y2="12cm" draw:start-shape="id18" draw:start-glue-point="3" draw:end-shape="id1" draw:end-glue-point="1" svg:d="m21179 12600h-3050v-600h-3050">
          <text:p/>
        </draw:connector>
        <draw:custom-shape draw:style-name="gr2" draw:text-style-name="P1" draw:id="id19" draw:layer="layout" svg:width="3.409cm" svg:height="1cm" svg:x="3.07cm" svg:y="14.3cm">
          <text:p text:style-name="P1">Galle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4.774cm" svg:y1="14.3cm" svg:x2="13.629cm" svg:y2="12.5cm" draw:start-shape="id19" draw:end-shape="id1" draw:end-glue-point="2" svg:d="m4774 14300v-900h8855v-900">
          <text:p/>
        </draw:connector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  <draw:custom-shape draw:style-name="gr1" draw:text-style-name="P4" draw:id="id21" draw:layer="layout" svg:width="3.809cm" svg:height="1cm" svg:x="18.27cm" svg:y="7.5cm">
          <text:p text:style-name="P1"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7cm" svg:y1="7cm" svg:x2="22.079cm" svg:y2="8cm" draw:start-shape="id20" draw:start-glue-point="3" draw:end-shape="id21" svg:d="m24170 7000h-1046v1000h-1045">
          <text:p/>
        </draw:connector>
        <draw:custom-shape draw:style-name="gr2" draw:text-style-name="P1" draw:id="id20" draw:layer="layout" svg:width="3.409cm" svg:height="1cm" svg:x="24.17cm" svg:y="6.5cm">
          <text:p text:style-name="P1">Com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8.27cm" svg:y1="8cm" svg:x2="13.829cm" svg:y2="4.5cm" draw:start-shape="id21" draw:start-glue-point="3" draw:end-shape="id2" draw:end-glue-point="2" svg:d="m18270 8000h-4441v-3500">
          <text:p/>
        </draw:connector>
        <draw:custom-shape draw:style-name="gr7" draw:text-style-name="P1" draw:id="id22" draw:layer="layout" svg:width="3.809cm" svg:height="1cm" svg:x="24.179cm" svg:y="8.3cm">
          <text:p text:style-name="P1">EditorNo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79cm" svg:y1="8.8cm" svg:x2="22.079cm" svg:y2="8cm" draw:start-shape="id22" draw:start-glue-point="3" draw:end-shape="id21" svg:d="m24179 8800h-1051v-800h-1049">
          <text:p/>
        </draw:connector>
      </draw:page>
      <draw:page draw:name="page2" draw:style-name="dp1" draw:master-page-name="Standard">
        <office:forms form:automatic-focus="false" form:apply-design-mode="false"/>
        <draw:custom-shape draw:style-name="gr2" draw:text-style-name="P4" draw:id="id24" draw:layer="layout" svg:width="3.5cm" svg:height="1cm" svg:x="12.379cm" svg:y="5.4cm">
          <text:p text:style-name="P1"><text:span text:style-name="T3">BEObjec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579cm" svg:height="1cm" svg:x="1.5cm" svg:y="1.5cm">
          <draw:text-box>
            <text:p text:style-name="P1"><text:span text:style-name="T4">BEdita3</text:span><text:span text:style-name="T5"> objects/contents class diagram – books, ecommerce, products...</text:span></text:p>
          </draw:text-box>
        </draw:frame>
        <draw:custom-shape draw:style-name="gr4" draw:text-style-name="P1" draw:layer="layout" svg:width="1cm" svg:height="0.763cm" svg:x="1.5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cm" svg:height="1cm" svg:x="2.679cm" svg:y="2.8cm">
          <draw:text-box>
            <text:p text:style-name="P1"><text:span text:style-name="T5">Base classes</text:span></text:p>
          </draw:text-box>
        </draw:frame>
        <draw:connector draw:style-name="gr5" draw:text-style-name="P3" draw:layer="layout" svg:x1="12.879cm" svg:y1="11.2cm" svg:x2="14.129cm" svg:y2="6.4cm" draw:start-shape="id23" draw:start-glue-point="0" draw:end-shape="id24" svg:d="m12879 11200v-2400h1250v-2400">
          <text:p/>
        </draw:connector>
        <draw:custom-shape draw:style-name="gr2" draw:text-style-name="P4" draw:id="id25" draw:layer="layout" svg:width="3.809cm" svg:height="1cm" svg:x="6.579cm" svg:y="14.6cm">
          <text:p text:style-name="P1"><text:span text:style-name="T3">Boo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483cm" svg:y1="14.6cm" svg:x2="12.879cm" svg:y2="12.2cm" draw:start-shape="id25" draw:start-glue-point="0" draw:end-shape="id23" draw:end-glue-point="2" svg:d="m8483 14600v-1200h4396v-1200">
          <text:p/>
        </draw:connector>
        <draw:custom-shape draw:style-name="gr1" draw:text-style-name="P4" draw:id="id23" draw:layer="layout" svg:width="3cm" svg:height="1cm" svg:x="11.379cm" svg:y="11.2cm">
          <text:p text:style-name="P1"><text:span text:style-name="T3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6" draw:layer="layout" svg:width="3.809cm" svg:height="1cm" svg:x="20.579cm" svg:y="7cm">
          <text:p text:style-name="P1"><text:span text:style-name="T3">Auth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579cm" svg:y1="7.5cm" svg:x2="15.879cm" svg:y2="5.9cm" draw:start-shape="id26" draw:end-shape="id24" svg:d="m20579 7500h-2350v-1600h-2350">
          <text:p/>
        </draw:connector>
        <draw:custom-shape draw:style-name="gr1" draw:text-style-name="P4" draw:id="id27" draw:layer="layout" svg:width="3.809cm" svg:height="1cm" svg:x="5.77cm" svg:y="7cm">
          <text:p text:style-name="P1"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579cm" svg:y1="7.5cm" svg:x2="12.379cm" svg:y2="5.9cm" draw:start-shape="id27" draw:end-shape="id24" draw:end-glue-point="3" svg:d="m9579 7500h1400v-1600h1400">
          <text:p/>
        </draw:connector>
        <draw:connector draw:style-name="gr5" draw:text-style-name="P3" draw:layer="layout" svg:x1="13.629cm" svg:y1="16.7cm" svg:x2="12.879cm" svg:y2="12.2cm" draw:start-shape="id28" draw:start-glue-point="0" draw:end-shape="id23" draw:end-glue-point="2" svg:d="m13629 16700v-2250h-750v-2250">
          <text:p/>
        </draw:connector>
        <draw:custom-shape draw:style-name="gr1" draw:text-style-name="P1" draw:id="id29" draw:layer="layout" svg:width="2.9cm" svg:height="1cm" svg:x="17.379cm" svg:y="11.2cm"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8.829cm" svg:y1="11.2cm" svg:x2="14.129cm" svg:y2="6.4cm" draw:start-shape="id29" draw:start-glue-point="0" draw:end-shape="id24" draw:end-glue-point="2" svg:d="m18829 11200v-2400h-4700v-2400">
          <text:p/>
        </draw:connector>
        <draw:custom-shape draw:style-name="gr2" draw:text-style-name="P4" draw:id="id30" draw:layer="layout" svg:width="4.309cm" svg:height="1cm" svg:x="18.07cm" svg:y="15.2cm">
          <text:p text:style-name="P1"><text:span text:style-name="T3">Bibliograph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224cm" svg:y1="15.2cm" svg:x2="18.829cm" svg:y2="12.2cm" draw:start-shape="id30" draw:end-shape="id29" draw:end-glue-point="2" svg:d="m20224 15200v-1500h-1395v-1500">
          <text:p/>
        </draw:connector>
        <draw:custom-shape draw:style-name="gr6" draw:text-style-name="P1" draw:layer="layout" svg:width="1cm" svg:height="0.763cm" svg:x="1.5cm" svg:y="4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  <draw:custom-shape draw:style-name="gr7" draw:text-style-name="P1" draw:id="id28" draw:layer="layout" svg:width="3.5cm" svg:height="1cm" svg:x="11.879cm" svg:y="16.7cm">
          <text:p text:style-name="P1">DVD ??</text:p>
          <draw:enhanced-geometry svg:viewBox="0 0 21600 21600" draw:type="rectangle" draw:enhanced-path="M 0 0 L 21600 0 21600 21600 0 21600 0 0 Z N"/>
        </draw:custom-shape>
        <draw:custom-shape draw:style-name="gr7" draw:text-style-name="P1" draw:id="id31" draw:layer="layout" svg:width="3.5cm" svg:height="1cm" svg:x="2.079cm" svg:y="10cm">
          <text:p text:style-name="P1">BiblioItem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829cm" svg:y1="10cm" svg:x2="7.674cm" svg:y2="8cm" draw:start-shape="id31" draw:end-shape="id27" draw:end-glue-point="2" svg:d="m3829 10000v-1000h3845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-color="#e6ff00" draw:textarea-horizontal-align="center" draw:textarea-vertical-align="middle"/>
      <style:paragraph-properties fo:text-align="center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0.579cm" fo:margin-right="0.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21$Build-9319</meta:generator>
    <meta:creation-date>2008-08-25T18:30:06</meta:creation-date>
    <dc:date>2009-02-16T19:27:52</dc:date>
    <meta:editing-cycles>20</meta:editing-cycles>
    <meta:editing-duration>PT19H45M43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